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EQR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9">
            <text:p>59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0]+[.D9]+[.F9]+[.H12]+[.I10]" office:value-type="percentage" office:value="0.055">
            <text:p>5,5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71.0942663659071">
            <text:p>$71,09</text:p>
          </table:table-cell>
          <table:table-cell table:style-name="ce13" table:formula="of:=[.G2]/1.07" office:value-type="currency" office:currency="EUR" office:value="66.4432395943057">
            <text:p>66,44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7.8">
            <text:p>7,8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7">
            <text:p>7,0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53.6809123497474">
            <text:p>$53,68</text:p>
          </table:table-cell>
          <table:table-cell table:style-name="ce14" table:formula="of:=[.G3]/1.07" office:value-type="currency" office:currency="EUR" office:value="50.1690769623807">
            <text:p>50,17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51.3283055504587">
            <text:p>51,33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1.4">
            <text:p>1,4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85">
            <text:p>8,5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42.469431279805">
            <text:p>$42,47</text:p>
          </table:table-cell>
          <table:table-cell table:style-name="ce15" table:formula="of:=[.G4]/1.07" office:value-type="currency" office:currency="EUR" office:value="39.6910572708458">
            <text:p>39,69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2.5">
            <text:p>$2,50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25">
            <text:p>2,50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5.57142857142857">
            <text:p>5,57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24,52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äßiger Track Record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.015">
            <text:p>1,5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5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5:33.31</dc:date>
    <dc:creator>aaa </dc:creator>
    <meta:editing-duration>P2DT18H11M24S</meta:editing-duration>
    <meta:editing-cycles>48</meta:editing-cycles>
    <meta:generator>OpenOffice/4.1.5$Win32 OpenOffice.org_project/415m1$Build-9789</meta:generator>
    <meta:document-statistic meta:table-count="5" meta:cell-count="616" meta:object-count="0"/>
  </office:meta>
</office:document-meta>
</file>